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6.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6.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6.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Bonardot Valentin</text:span></text:p>
      <text:p text:style-name="P1"><text:span text:style-name="T1">Moulin Clémence </text:span></text:p>
      <text:p text:style-name="P1"><text:span text:style-name="T1">Daoudi Ali</text:span></text:p>
      <text:p text:style-name="P1"><text:span text:style-name="T1">Lenoir Damien<text:tab/><text:tab/><text:tab/><text:tab/>Projet de C :<text:s text:c="2"/>Mega Shooter.</text:span></text:p>
      <text:p text:style-name="P1"><text:span text:style-name="T2"/></text:p>
      <text:p text:style-name="P1"><text:span text:style-name="T2"/></text:p>
      <text:p text:style-name="P1"><text:span text:style-name="T2"/></text:p>
      <text:p text:style-name="P1"><text:span text:style-name="T2"/></text:p>
      <text:p text:style-name="P1"><text:span text:style-name="T3">I) Présentation du jeu</text:span></text:p>
      <text:p text:style-name="P1"><text:span text:style-name="T4"/></text:p>
      <text:p text:style-name="P1"><text:span text:style-name="T4"/></text:p>
      <text:p text:style-name="P1"><draw:frame text:anchor-type="as-char" svg:width="139.70mm" svg:height="84.40mm" style:rel-width="scale" style:rel-height="scale"><draw:object-ole xlink:href="OleObj1"/><draw:image xlink:href="ObjectReplacements/OleObj1"/></draw:frame><text:span text:style-name="T4"/></text:p>
      <text:p text:style-name="P1"><text:span text:style-name="T4"/></text:p>
      <text:p text:style-name="P1"><text:span text:style-name="T4"/></text:p>
      <text:p text:style-name="P1"><draw:frame text:anchor-type="as-char" svg:width="157.69mm" svg:height="76.20mm" style:rel-width="scale" style:rel-height="scale"><draw:object-ole xlink:href="OleObj2"/><draw:image xlink:href="ObjectReplacements/OleObj2"/></draw:frame><text:span text:style-name="T4"/></text:p>
      <text:p text:style-name="P1"><text:span text:style-name="T4"/></text:p>
      <text:p text:style-name="P1"><text:span text:style-name="T4"/></text:p>
      <text:p text:style-name="P1"><text:span text:style-name="T5">Mega Shooter est un jeu de type shooter. Dans ce jeu, il faut aider le héros Mega Man à protéger la ville en éliminant les ennemis. Ils vont arriver par vague aléatoirement sur l'écran. La vague se termine lorsque le boss de celle-ci est mort.</text:span></text:p>
      <text:p text:style-name="P1"><text:span text:style-name="T6"/></text:p>
      <text:p text:style-name="P1"><text:span text:style-name="T6"/></text:p>
      <text:p text:style-name="P1"><text:span text:style-name="T6"/></text:p>
      <text:p text:style-name="P1"><text:span text:style-name="T7">II) Étapes du projet</text:span></text:p>
      <text:p text:style-name="P1"><text:span text:style-name="T8"/></text:p>
      <text:p text:style-name="P1"><text:span text:style-name="T9">Dans un premier temps , nous voulions ajouter une option d'amélioration du héros, et différentes armes utilisables, ainsi que plusieurs "sorts" permettant d'aider le héros à éliminer les ennemis.</text:span></text:p>
      <text:p text:style-name="P1"><text:span text:style-name="T9">Les armes auraient pu être améliorées<text:s text:c="2"/>également, et ainsi influer sur les projectiles.</text:span></text:p>
      <text:p text:style-name="P1"><text:span text:style-name="T9">Des pièces auraient été récupérées en éliminant les ennemis pour permettre ou non l'achat des améliorations.</text:span></text:p>
      <text:p text:style-name="P1"><text:span text:style-name="T10"/></text:p>
      <text:p text:style-name="P1"><text:span text:style-name="T11">Pendant le projet, plusieurs problèmes se sont présentés à nous : </text:span></text:p>
      <text:p text:style-name="P1"><text:span text:style-name="T11">-trouver un tutoriel pour savoir comment structurer un projet ;</text:span></text:p>
      <text:p text:style-name="P1"><text:span text:style-name="T11">-faire interagir les projectiles avec les ennemis ;</text:span></text:p>
      <text:p text:style-name="P1"><text:span text:style-name="T11">-gérer l'obtention d'armes et changer l'arme d'un héros ;</text:span></text:p>
      <text:p text:style-name="P1"><text:span text:style-name="T11">-utilisation des sprites ;</text:span></text:p>
      <text:p text:style-name="P1"><text:span text:style-name="T11">-organiser le main.c.</text:span></text:p>
      <text:p text:style-name="P1"><text:span text:style-name="T12"/></text:p>
      <text:p text:style-name="P1"><text:span text:style-name="T13">Nous avons commencé le projet en définissant les différentes structures du jeu (Map , Ennemi, Projectile, Heros , Weapon). Ensuite, nous avons réfléchi aux fonctions dont on avait besoin pour qu'elles interagissent entres elles (améliorer un ennemi, équiper un héros d'une arme...). </text:span></text:p>
      <text:p text:style-name="P1"><text:span text:style-name="T13">Une fois toutes les structures définies, nous avons réfléchi au problème des collisions entre les ennemis et les projectiles. Nous avons décidé d'utiliser une liste doublement chaînée, pour pouvoir avoir accès aux projectiles et aux ennemis sur l'écran. </text:span></text:p>
      <text:p text:style-name="P1"><text:span text:style-name="T13">Ensuite, nous avons implémenté les sprites sur les ennemis, le héros et le projectile.</text:span></text:p>
      <text:p text:style-name="P1"><text:span text:style-name="T13">Mais nous avons réalisé que beaucoup de structures que nous avions définies étaient inutiles ou bien inexploitables (weapon, building). </text:span></text:p>
      <text:p text:style-name="P1"><text:span text:style-name="T13">De plus, nous n'avons pas réussi à faire un main qui marche, car nous n'avons pas su comment l'organiser et comment faire le lien entre les différentes structures.</text:span></text:p>
      <text:p text:style-name="P1"><text:span text:style-name="T13">De ce fait, notre code ne compile pas en l'état actuel, et nous allons essayer de faire un code qui compile pour la présentation (sûrement avec des carrés qui tirent sur des carrés).</text:span></text:p>
      <text:p text:style-name="P1"><text:span text:style-name="T14"/></text:p>
      <text:p text:style-name="P1"><text:span text:style-name="T14"/></text:p>
      <text:p text:style-name="P1"><text:span text:style-name="T14"/></text:p>
      <text:p text:style-name="P1"><text:span text:style-name="T14"/></text:p>
      <text:p text:style-name="P1"><text:span text:style-name="T14"/></text:p>
      <text:p text:style-name="P1"><text:span text:style-name="T15">III) Aides et inspirations</text:span></text:p>
      <text:p text:style-name="P1"><text:span text:style-name="T16"/></text:p>
      <text:p text:style-name="P1"><text:span text:style-name="T17">Nous nous sommes inspirés de Elonna Shooter de Kongregate games.</text:span></text:p>
      <text:p text:style-name="P1"><text:span text:style-name="T17">Nous avons utilisé le Big Tuto SDL de Meruvia pour démarrer le projet, ainsi que celui de Lazyfoo.</text:span></text:p>
      <text:p text:style-name="P1"><text:span text:style-name="T17">Le wiki de la SDL2 nous a aussi beaucoup aidé pour comprendre les différentes fonctions de la SDL à utiliser.</text:span></text:p>
      <text:p text:style-name="P1"><text:span text:style-name="T17">Plusieurs personnes extérieures à l'école nous ont donné des conseils (comment aborder le problème , comment rendre le code plus lisible<text:s text:c="2"/>ou encore comment le faire comprendre par d'autres personnes).</text:span></text:p>
      <text:p text:style-name="P1"><text:span text:style-name="T18"/></text:p>
      <text:p text:style-name="P1"><text:span text:style-name="T18"/></text:p>
      <text:p text:style-name="P1"><text:span text:style-name="T18"/></text:p>
      <text:p text:style-name="P1"><text:span text:style-name="T18"/></text:p>
      <text:p text:style-name="P1"><text:span text:style-name="T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